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3.988cm"/>
    </style:style>
    <style:style style:name="Tabella4.C" style:family="table-column">
      <style:table-column-properties style:column-width="7.098cm"/>
    </style:style>
    <style:style style:name="Tabella4.D" style:family="table-column">
      <style:table-column-properties style:column-width="6.694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3.811cm" fo:margin-left="0cm" table:align="left" style:shadow="none"/>
    </style:style>
    <style:style style:name="Tabella5.A" style:family="table-column">
      <style:table-column-properties style:column-width="2.203cm"/>
    </style:style>
    <style:style style:name="Tabella5.B" style:family="table-column">
      <style:table-column-properties style:column-width="3.988cm"/>
    </style:style>
    <style:style style:name="Tabella5.C" style:family="table-column">
      <style:table-column-properties style:column-width="0.915cm"/>
    </style:style>
    <style:style style:name="Tabella5.D" style:family="table-column">
      <style:table-column-properties style:column-width="6.705cm"/>
    </style:style>
    <style:style style:name="Tabella5.A1" style:family="table-cell">
      <style:table-cell-properties fo:background-color="#ffffff" fo:padding="0.049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705cm" table:align="margins" style:shadow="none"/>
    </style:style>
    <style:style style:name="Tabella1.A" style:family="table-column">
      <style:table-column-properties style:column-width="4.667cm" style:rel-column-width="2607*"/>
    </style:style>
    <style:style style:name="Tabella1.B" style:family="table-column">
      <style:table-column-properties style:column-width="2.037cm" style:rel-column-width="1138*"/>
    </style:style>
    <style:style style:name="Tabel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transparent" fo:padding="0.049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860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normal" officeooo:rsid="003c366e" officeooo:paragraph-rsid="0091767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T6" style:family="text">
      <style:text-properties fo:font-size="7pt" fo:font-weight="normal" officeooo:rsid="003c366e" style:font-size-asian="7pt" style:font-weight-asian="normal" style:font-size-complex="7pt" style:font-weight-complex="normal"/>
    </style:style>
    <style:style style:name="T7" style:family="text">
      <style:text-properties fo:font-size="7pt" officeooo:rsid="003c366e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c366e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stinte prodotti ordinati: <text:span text:style-name="T9"><text:placeholder text:placeholder-type="text">&lt;get_filter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8">Prodotto</text:p>
            </table:table-cell>
            <table:covered-table-cell/>
            <table:table-cell table:style-name="Tabella4.A1" office:value-type="string">
              <text:p text:style-name="P16">Parti</text:p>
            </table:table-cell>
            <table:table-cell table:style-name="Tabella4.D1" office:value-type="string">
              <text:p text:style-name="P16">Componenti finali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6"><text:text-input text:description="&lt;for each=&quot;item in load_bom(data)&quot;&gt;">starts for loop</text:text-input></text:p>
          </table:table-cell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A3" office:value-type="string">
            <text:p text:style-name="P14"><text:placeholder text:placeholder-type="text">&lt;item.name&gt;</text:placeholder></text:p>
          </table:table-cell>
          <table:table-cell table:style-name="Tabella4.C3" table:number-columns-spanned="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row>
                <table:table-cell table:style-name="Tabella5.A1" table:number-columns-spanned="4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0"><text:span text:style-name="T8"><text:placeholder text:placeholder-type="text">&lt;component.product_id.default_code or '???'&gt;</text:placeholder></text:span><text:placeholder text:placeholder-type="text">&lt;if test="component.dynamic_mask"&gt;</text:placeholder> <draw:frame draw:style-name="fr2" draw:name="Componente sovrascritto " text:anchor-type="as-char" svg:width="0.423cm" svg:height="0.423cm" draw:z-index="2"><draw:image xlink:href="Pictures/100002010000001000000010D6C68287.png" xlink:type="simple" xlink:show="embed" xlink:actuate="onLoad"/><svg:title>Componente sovrascritto </svg:title></draw:frame><text:placeholder text:placeholder-type="text">&lt;/if&gt;</text:placeholder> <text:placeholder text:placeholder-type="text">&lt;if test="[l.product_id.id for l in item.dynamic_bom_line_ids].count(component.product_id.id) &gt; 1"&gt;</text:placeholder> 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0"><text:placeholder text:placeholder-type="text">&lt;component.category_id.name or ''&gt;</text:placeholder><text:placeholder text:placeholder-type="text">&lt;' (%s)' % component.dynamic_mask if component.dynamic_mask else ''&gt;</text:placeholder><text:placeholder text:placeholder-type="text">&lt;if test="component.product_id.bom_placeholder"&gt;</text:placeholder> <draw:frame draw:style-name="fr1" draw:name="Immagine1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7"><text:placeholder text:placeholder-type="text">&lt;component.product_qty or 0.0&gt;</text:placeholder></text:p>
                </table:table-cell>
                <table:table-cell table:style-name="Tabella5.D2" office:value-type="string">
                  <text:p text:style-name="P13"><text:text-input text:description="&lt;for each=&quot;p in component.product_id.half_bom_ids&quot;&gt;">starts for loop</text:text-input> 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3"><text:placeholder text:placeholder-type="text">&lt;p.product_id.default_code or ''&gt;</text:placeholder></text:p>
                      </table:table-cell>
                      <table:table-cell table:style-name="Tabella1.B1" office:value-type="string">
                        <text:p text:style-name="P15"><text:placeholder text:placeholder-type="text">&lt;p.product_qty&gt;</text:placeholder></text:p>
                      </table:table-cell>
                    </table:table-row>
                  </table:table>
                  <text:p text:style-name="P12"><text:text-input text:description="&lt;/for&gt;">ends for loop</text:text-input></text:p>
                </table:table-cell>
              </table:table-row>
              <table:table-row>
                <table:table-cell table:style-name="Tabella5.A3" table:number-columns-spanned="4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ella4.A4" table:number-columns-spanned="4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7:56:33.299869070</dc:date>
    <dc:creator>thebrush </dc:creator>
    <meta:editing-duration>PT15H40M35S</meta:editing-duration>
    <meta:editing-cycles>165</meta:editing-cycles>
    <meta:document-statistic meta:table-count="3" meta:image-count="3" meta:object-count="0" meta:page-count="1" meta:paragraph-count="20" meta:word-count="89" meta:character-count="752" meta:non-whitespace-character-count="692"/>
  </office:meta>
</office:document-meta>
</file>